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style:rotation-align="none"/>
    </style:style>
    <style:style style:name="ce17" style:family="table-cell" style:parent-style-name="Default"/>
    <style:style style:name="ce18" style:family="table-cell" style:parent-style-name="Default">
      <style:table-cell-properties style:rotation-align="none"/>
    </style:style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style:rotation-align="none"/>
    </style:style>
    <style:style style:name="ce22" style:family="table-cell" style:parent-style-name="Default"/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2988in" svg:height="3.5429in" svg:x="12.761in" svg:y="0.161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394in" svg:y="3.9177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7287in" svg:y="7.7319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2.7579in" svg:y="11.4173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17in" svg:height="3.5343in" svg:x="19.9091in" svg:y="0.161in">
            <draw:object draw:notify-on-update-of-ranges="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17in" svg:height="3.5449in" svg:x="19.9091in" svg:y="3.9315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17in" svg:height="3.5339in" svg:x="19.9091in" svg:y="7.6591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17in" svg:height="3.5343in" svg:x="19.9091in" svg:y="11.4724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8" table:default-cell-style-name="Default"/>
        <table:table-column table:style-name="co8" table:default-cell-style-name="ce16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1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</text:p>
          </table:table-cell>
          <table:covered-table-cell table:number-columns-repeated="5" table:style-name="ce5"/>
          <table:table-cell table:style-name="ce11" office:value-type="string" calcext:value-type="string">
            <text:p>Optimizers Speed ups</text:p>
          </table:table-cell>
          <table:table-cell table:style-name="ce17" table:number-columns-repeated="2"/>
          <table:table-cell table:style-name="ce12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24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4" office:value-type="string" calcext:value-type="string">
            <text:p>LINUX</text:p>
          </table:table-cell>
          <table:table-cell table:number-columns-repeated="990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style-name="ce12" office:value-type="string" calcext:value-type="string">
            <text:p>Java</text:p>
          </table:table-cell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17" calcext:value-type="float">
            <text:p>6.917</text:p>
          </table:table-cell>
          <table:table-cell office:value-type="float" office:value="6.889" calcext:value-type="float">
            <text:p>6.889</text:p>
          </table:table-cell>
          <table:table-cell office:value-type="float" office:value="7.303" calcext:value-type="float">
            <text:p>7.303</text:p>
          </table:table-cell>
          <table:table-cell table:style-name="Default" office:value-type="float" office:value="7.254" calcext:value-type="float">
            <text:p>7.254</text:p>
          </table:table-cell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945" calcext:value-type="float">
            <text:p>6.945</text:p>
          </table:table-cell>
          <table:table-cell office:value-type="float" office:value="90.958" calcext:value-type="float">
            <text:p>90.958</text:p>
          </table:table-cell>
          <table:table-cell office:value-type="float" office:value="68.341" calcext:value-type="float">
            <text:p>68.341</text:p>
          </table:table-cell>
          <table:table-cell table:style-name="Default" office:value-type="float" office:value="64.244" calcext:value-type="float">
            <text:p>64.244</text:p>
          </table:table-cell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26" calcext:value-type="float">
            <text:p>6.926</text:p>
          </table:table-cell>
          <table:table-cell office:value-type="float" office:value="10.257" calcext:value-type="float">
            <text:p>10.257</text:p>
          </table:table-cell>
          <table:table-cell table:style-name="Default" office:value-type="float" office:value="9.042" calcext:value-type="float">
            <text:p>9.042</text:p>
          </table:table-cell>
          <table:table-cell/>
          <table:table-cell table:style-name="ce13" table:formula="of:=[.C4]/[.C5]" office:value-type="float" office:value="13.1328328039272" calcext:value-type="float">
            <text:p>13.1328328039</text:p>
          </table:table-cell>
          <table:table-cell table:style-name="ce13" table:formula="of:=[.D4]/[.D5]" office:value-type="float" office:value="6.66286438529785" calcext:value-type="float">
            <text:p>6.6628643853</text:p>
          </table:table-cell>
          <table:table-cell table:style-name="ce13" table:formula="of:=[.E4]/[.E5]" office:value-type="float" office:value="7.10506525105065" calcext:value-type="float">
            <text:p>7.1050652511</text:p>
          </table:table-cell>
          <table:table-cell table:style-name="Default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25" calcext:value-type="float">
            <text:p>6.725</text:p>
          </table:table-cell>
          <table:table-cell office:value-type="float" office:value="1579.64" calcext:value-type="float">
            <text:p>1579.64</text:p>
          </table:table-cell>
          <table:table-cell office:value-type="float" office:value="23.148" calcext:value-type="float">
            <text:p>23.148</text:p>
          </table:table-cell>
          <table:table-cell table:style-name="Default" office:value-type="float" office:value="24.471" calcext:value-type="float">
            <text:p>24.471</text:p>
          </table:table-cell>
          <table:table-cell/>
          <table:table-cell table:style-name="ce13" table:number-columns-repeated="3"/>
          <table:table-cell table:style-name="ce18" table:formula="of:=[.B4]/[.B6]" office:value-type="float" office:value="1.03271375464684" calcext:value-type="float">
            <text:p>1.0327137546</text:p>
          </table:table-cell>
          <table:table-cell table:style-name="ce18" table:formula="of:=[.C4]/[.C6]" office:value-type="float" office:value="0.057581474259958" calcext:value-type="float">
            <text:p>0.0575814743</text:p>
          </table:table-cell>
          <table:table-cell table:style-name="ce18" table:formula="of:=[.D4]/[.D6]" office:value-type="float" office:value="2.95235009504061" calcext:value-type="float">
            <text:p>2.952350095</text:p>
          </table:table-cell>
          <table:table-cell table:style-name="ce18" table:formula="of:=[.E4]/[.E6]" office:value-type="float" office:value="2.62531159331454" calcext:value-type="float">
            <text:p>2.6253115933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29" calcext:value-type="float">
            <text:p>6.729</text:p>
          </table:table-cell>
          <table:table-cell office:value-type="float" office:value="6.816" calcext:value-type="float">
            <text:p>6.816</text:p>
          </table:table-cell>
          <table:table-cell table:style-name="Default" office:value-type="float" office:value="6.796" calcext:value-type="float">
            <text:p>6.796</text:p>
          </table:table-cell>
          <table:table-cell/>
          <table:table-cell table:style-name="ce13" table:formula="of:=[.C6]/[.C7]" office:value-type="float" office:value="234.751077426066" calcext:value-type="float">
            <text:p>234.7510774261</text:p>
          </table:table-cell>
          <table:table-cell table:style-name="ce13" table:formula="of:=[.D6]/[.D7]" office:value-type="float" office:value="3.39612676056338" calcext:value-type="float">
            <text:p>3.3961267606</text:p>
          </table:table-cell>
          <table:table-cell table:style-name="ce13" table:formula="of:=[.E6]/[.E7]" office:value-type="float" office:value="3.60079458505003" calcext:value-type="float">
            <text:p>3.6007945851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029" calcext:value-type="float">
            <text:p>7.029</text:p>
          </table:table-cell>
          <table:table-cell office:value-type="float" office:value="6.996" calcext:value-type="float">
            <text:p>6.996</text:p>
          </table:table-cell>
          <table:table-cell office:value-type="float" office:value="7.478" calcext:value-type="float">
            <text:p>7.478</text:p>
          </table:table-cell>
          <table:table-cell table:style-name="Default" office:value-type="float" office:value="7.373" calcext:value-type="float">
            <text:p>7.373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7.083" calcext:value-type="float">
            <text:p>7.083</text:p>
          </table:table-cell>
          <table:table-cell office:value-type="float" office:value="137.622" calcext:value-type="float">
            <text:p>137.622</text:p>
          </table:table-cell>
          <table:table-cell office:value-type="float" office:value="99.672" calcext:value-type="float">
            <text:p>99.672</text:p>
          </table:table-cell>
          <table:table-cell table:style-name="Default" office:value-type="float" office:value="180.127" calcext:value-type="float">
            <text:p>180.127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792" calcext:value-type="float">
            <text:p>35.792</text:p>
          </table:table-cell>
          <table:table-cell office:value-type="float" office:value="11.934" calcext:value-type="float">
            <text:p>11.934</text:p>
          </table:table-cell>
          <table:table-cell table:style-name="Default" office:value-type="float" office:value="12.292" calcext:value-type="float">
            <text:p>12.292</text:p>
          </table:table-cell>
          <table:table-cell/>
          <table:table-cell table:style-name="ce13" table:formula="of:=[.C11]/[.C12]" office:value-type="float" office:value="3.84504917299955" calcext:value-type="float">
            <text:p>3.845049173</text:p>
          </table:table-cell>
          <table:table-cell table:style-name="ce13" table:formula="of:=[.D11]/[.D12]" office:value-type="float" office:value="8.35193564605329" calcext:value-type="float">
            <text:p>8.3519356461</text:p>
          </table:table-cell>
          <table:table-cell table:style-name="ce13" table:formula="of:=[.E11]/[.E12]" office:value-type="float" office:value="14.6540026033192" calcext:value-type="float">
            <text:p>14.6540026033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76" calcext:value-type="float">
            <text:p>6.776</text:p>
          </table:table-cell>
          <table:table-cell office:value-type="float" office:value="1721.23" calcext:value-type="float">
            <text:p>1721.23</text:p>
          </table:table-cell>
          <table:table-cell office:value-type="float" office:value="58.976" calcext:value-type="float">
            <text:p>58.976</text:p>
          </table:table-cell>
          <table:table-cell table:style-name="Default" office:value-type="float" office:value="58.052" calcext:value-type="float">
            <text:p>58.052</text:p>
          </table:table-cell>
          <table:table-cell/>
          <table:table-cell table:style-name="ce13" table:number-columns-repeated="3"/>
          <table:table-cell table:style-name="ce18" table:formula="of:=[.B11]/[.B13]" office:value-type="float" office:value="1.04530696576151" calcext:value-type="float">
            <text:p>1.0453069658</text:p>
          </table:table-cell>
          <table:table-cell table:style-name="ce18" table:formula="of:=[.C11]/[.C13]" office:value-type="float" office:value="0.0799556131371171" calcext:value-type="float">
            <text:p>0.0799556131</text:p>
          </table:table-cell>
          <table:table-cell table:style-name="ce18" table:formula="of:=[.D11]/[.D13]" office:value-type="float" office:value="1.69004340748779" calcext:value-type="float">
            <text:p>1.6900434075</text:p>
          </table:table-cell>
          <table:table-cell table:style-name="ce18" table:formula="of:=[.E11]/[.E13]" office:value-type="float" office:value="3.10285606008406" calcext:value-type="float">
            <text:p>3.1028560601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5.638" calcext:value-type="float">
            <text:p>35.638</text:p>
          </table:table-cell>
          <table:table-cell office:value-type="float" office:value="6.843" calcext:value-type="float">
            <text:p>6.843</text:p>
          </table:table-cell>
          <table:table-cell table:style-name="Default" office:value-type="float" office:value="6.914" calcext:value-type="float">
            <text:p>6.914</text:p>
          </table:table-cell>
          <table:table-cell/>
          <table:table-cell table:style-name="ce13" table:formula="of:=[.C13]/[.C14]" office:value-type="float" office:value="48.2976036814636" calcext:value-type="float">
            <text:p>48.2976036815</text:p>
          </table:table-cell>
          <table:table-cell table:style-name="ce13" table:formula="of:=[.D13]/[.D14]" office:value-type="float" office:value="8.61844220371182" calcext:value-type="float">
            <text:p>8.6184422037</text:p>
          </table:table-cell>
          <table:table-cell table:style-name="ce13" table:formula="of:=[.E13]/[.E14]" office:value-type="float" office:value="8.39629736765982" calcext:value-type="float">
            <text:p>8.3962973677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549" calcext:value-type="float">
            <text:p>10.549</text:p>
          </table:table-cell>
          <table:table-cell office:value-type="float" office:value="10.467" calcext:value-type="float">
            <text:p>10.467</text:p>
          </table:table-cell>
          <table:table-cell office:value-type="float" office:value="11.736" calcext:value-type="float">
            <text:p>11.736</text:p>
          </table:table-cell>
          <table:table-cell table:style-name="Default" office:value-type="float" office:value="11.16" calcext:value-type="float">
            <text:p>11.16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888" calcext:value-type="float">
            <text:p>16.888</text:p>
          </table:table-cell>
          <table:table-cell office:value-type="float" office:value="285.901" calcext:value-type="float">
            <text:p>285.901</text:p>
          </table:table-cell>
          <table:table-cell office:value-type="float" office:value="82.573" calcext:value-type="float">
            <text:p>82.573</text:p>
          </table:table-cell>
          <table:table-cell table:style-name="Default" office:value-type="float" office:value="205.155" calcext:value-type="float">
            <text:p>205.155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5.131" calcext:value-type="float">
            <text:p>65.131</text:p>
          </table:table-cell>
          <table:table-cell office:value-type="float" office:value="52.992" calcext:value-type="float">
            <text:p>52.992</text:p>
          </table:table-cell>
          <table:table-cell table:style-name="Default" office:value-type="float" office:value="53.628" calcext:value-type="float">
            <text:p>53.628</text:p>
          </table:table-cell>
          <table:table-cell/>
          <table:table-cell table:style-name="ce13" table:formula="of:=[.C18]/[.C19]" office:value-type="float" office:value="4.3896301300456" calcext:value-type="float">
            <text:p>4.38963013</text:p>
          </table:table-cell>
          <table:table-cell table:style-name="ce13" table:formula="of:=[.D18]/[.D19]" office:value-type="float" office:value="1.55821633454106" calcext:value-type="float">
            <text:p>1.5582163345</text:p>
          </table:table-cell>
          <table:table-cell table:style-name="ce13" table:formula="of:=[.E18]/[.E19]" office:value-type="float" office:value="3.82552025061535" calcext:value-type="float">
            <text:p>3.8255202506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386" calcext:value-type="float">
            <text:p>10.386</text:p>
          </table:table-cell>
          <table:table-cell office:value-type="float" office:value="8608.815" calcext:value-type="float">
            <text:p>8608.815</text:p>
          </table:table-cell>
          <table:table-cell office:value-type="float" office:value="54.501" calcext:value-type="float">
            <text:p>54.501</text:p>
          </table:table-cell>
          <table:table-cell table:style-name="Default" office:value-type="float" office:value="47.765" calcext:value-type="float">
            <text:p>47.765</text:p>
          </table:table-cell>
          <table:table-cell/>
          <table:table-cell table:style-name="ce13" table:number-columns-repeated="3"/>
          <table:table-cell table:style-name="ce18" table:formula="of:=[.B18]/[.B20]" office:value-type="float" office:value="1.62603504717889" calcext:value-type="float">
            <text:p>1.6260350472</text:p>
          </table:table-cell>
          <table:table-cell table:style-name="ce18" table:formula="of:=[.C18]/[.C20]" office:value-type="float" office:value="0.033210261807229" calcext:value-type="float">
            <text:p>0.0332102618</text:p>
          </table:table-cell>
          <table:table-cell table:style-name="ce18" table:formula="of:=[.D18]/[.D20]" office:value-type="float" office:value="1.51507311792444" calcext:value-type="float">
            <text:p>1.5150731179</text:p>
          </table:table-cell>
          <table:table-cell table:style-name="ce18" table:formula="of:=[.E18]/[.E20]" office:value-type="float" office:value="4.295090547472" calcext:value-type="float">
            <text:p>4.2950905475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2.831" calcext:value-type="float">
            <text:p>62.831</text:p>
          </table:table-cell>
          <table:table-cell office:value-type="float" office:value="8.981" calcext:value-type="float">
            <text:p>8.981</text:p>
          </table:table-cell>
          <table:table-cell table:style-name="Default" office:value-type="float" office:value="8.631" calcext:value-type="float">
            <text:p>8.631</text:p>
          </table:table-cell>
          <table:table-cell/>
          <table:table-cell table:style-name="ce13" table:formula="of:=[.C20]/[.C21]" office:value-type="float" office:value="137.015406407665" calcext:value-type="float">
            <text:p>137.0154064077</text:p>
          </table:table-cell>
          <table:table-cell table:style-name="ce13" table:formula="of:=[.D20]/[.D21]" office:value-type="float" office:value="6.06847789778421" calcext:value-type="float">
            <text:p>6.0684778978</text:p>
          </table:table-cell>
          <table:table-cell table:style-name="ce13" table:formula="of:=[.E20]/[.E21]" office:value-type="float" office:value="5.5341211910555" calcext:value-type="float">
            <text:p>5.5341211911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4.378" calcext:value-type="float">
            <text:p>4.378</text:p>
          </table:table-cell>
          <table:table-cell office:value-type="float" office:value="4.32" calcext:value-type="float">
            <text:p>4.32</text:p>
          </table:table-cell>
          <table:table-cell office:value-type="float" office:value="7.976" calcext:value-type="float">
            <text:p>7.976</text:p>
          </table:table-cell>
          <table:table-cell table:style-name="Default" office:value-type="float" office:value="7.136" calcext:value-type="float">
            <text:p>7.136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9.435" calcext:value-type="float">
            <text:p>9.435</text:p>
          </table:table-cell>
          <table:table-cell office:value-type="float" office:value="138.363" calcext:value-type="float">
            <text:p>138.363</text:p>
          </table:table-cell>
          <table:table-cell office:value-type="float" office:value="171.88" calcext:value-type="float">
            <text:p>171.88</text:p>
          </table:table-cell>
          <table:table-cell table:style-name="Default" office:value-type="float" office:value="309.149" calcext:value-type="float">
            <text:p>309.149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50.947" calcext:value-type="float">
            <text:p>150.947</text:p>
          </table:table-cell>
          <table:table-cell office:value-type="float" office:value="12.453" calcext:value-type="float">
            <text:p>12.453</text:p>
          </table:table-cell>
          <table:table-cell table:style-name="Default" office:value-type="float" office:value="12.655" calcext:value-type="float">
            <text:p>12.655</text:p>
          </table:table-cell>
          <table:table-cell/>
          <table:table-cell table:style-name="ce14" table:formula="of:=[.C25]/[.C26]" office:value-type="float" office:value="0.916632990387354" calcext:value-type="float">
            <text:p>0.9166329904</text:p>
          </table:table-cell>
          <table:table-cell table:style-name="ce14" table:formula="of:=[.D25]/[.D26]" office:value-type="float" office:value="13.8022966353489" calcext:value-type="float">
            <text:p>13.8022966353</text:p>
          </table:table-cell>
          <table:table-cell table:style-name="ce14" table:formula="of:=[.E25]/[.E26]" office:value-type="float" office:value="24.4290003951007" calcext:value-type="float">
            <text:p>24.4290003951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5.522" calcext:value-type="float">
            <text:p>5.522</text:p>
          </table:table-cell>
          <table:table-cell office:value-type="float" office:value="3997.213" calcext:value-type="float">
            <text:p>3997.213</text:p>
          </table:table-cell>
          <table:table-cell office:value-type="float" office:value="71.861" calcext:value-type="float">
            <text:p>71.861</text:p>
          </table:table-cell>
          <table:table-cell table:style-name="Default" office:value-type="float" office:value="76.238" calcext:value-type="float">
            <text:p>76.238</text:p>
          </table:table-cell>
          <table:table-cell/>
          <table:table-cell table:style-name="ce14" table:number-columns-repeated="3"/>
          <table:table-cell table:style-name="ce21" table:formula="of:=[.B25]/[.B27]" office:value-type="float" office:value="1.70862006519377" calcext:value-type="float">
            <text:p>1.7086200652</text:p>
          </table:table-cell>
          <table:table-cell table:style-name="ce21" table:formula="of:=[.C25]/[.C27]" office:value-type="float" office:value="0.0346148679092157" calcext:value-type="float">
            <text:p>0.0346148679</text:p>
          </table:table-cell>
          <table:table-cell table:style-name="ce21" table:formula="of:=[.D25]/[.D27]" office:value-type="float" office:value="2.39183980183966" calcext:value-type="float">
            <text:p>2.3918398018</text:p>
          </table:table-cell>
          <table:table-cell table:style-name="ce21" table:formula="of:=[.E25]/[.E27]" office:value-type="float" office:value="4.05505128675988" calcext:value-type="float">
            <text:p>4.0550512868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01.366" calcext:value-type="float">
            <text:p>201.366</text:p>
          </table:table-cell>
          <table:table-cell office:value-type="float" office:value="6.389" calcext:value-type="float">
            <text:p>6.389</text:p>
          </table:table-cell>
          <table:table-cell table:style-name="Default" office:value-type="float" office:value="6.366" calcext:value-type="float">
            <text:p>6.366</text:p>
          </table:table-cell>
          <table:table-cell/>
          <table:table-cell table:style-name="ce14" table:formula="of:=[.C27]/[.C28]" office:value-type="float" office:value="19.8504861793947" calcext:value-type="float">
            <text:p>19.8504861794</text:p>
          </table:table-cell>
          <table:table-cell table:style-name="ce14" table:formula="of:=[.D27]/[.D28]" office:value-type="float" office:value="11.2476130849898" calcext:value-type="float">
            <text:p>11.247613085</text:p>
          </table:table-cell>
          <table:table-cell table:style-name="ce14" table:formula="of:=[.E27]/[.E28]" office:value-type="float" office:value="11.9758089852341" calcext:value-type="float">
            <text:p>11.9758089852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5" table:number-rows-spanned="1">
            <text:p>Linux Ubuntu 3.11.0-20-generic, Java 8 (b132), x64, 4 Cores, 2.8 GHz</text:p>
          </table:table-cell>
          <table:covered-table-cell table:number-columns-repeated="3" table:style-name="ce6"/>
          <table:covered-table-cell table:style-name="ce9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75" calcext:value-type="float">
            <text:p>6.75</text:p>
          </table:table-cell>
          <table:table-cell office:value-type="float" office:value="6.891" calcext:value-type="float">
            <text:p>6.891</text:p>
          </table:table-cell>
          <table:table-cell office:value-type="float" office:value="9.691" calcext:value-type="float">
            <text:p>9.691</text:p>
          </table:table-cell>
          <table:table-cell table:style-name="Default" office:value-type="float" office:value="8.992" calcext:value-type="float">
            <text:p>8.992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791" calcext:value-type="float">
            <text:p>6.791</text:p>
          </table:table-cell>
          <table:table-cell office:value-type="float" office:value="97.488" calcext:value-type="float">
            <text:p>97.488</text:p>
          </table:table-cell>
          <table:table-cell office:value-type="float" office:value="98.976" calcext:value-type="float">
            <text:p>98.976</text:p>
          </table:table-cell>
          <table:table-cell table:style-name="Default" office:value-type="float" office:value="114.098" calcext:value-type="float">
            <text:p>114.098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3" calcext:value-type="float">
            <text:p>6.943</text:p>
          </table:table-cell>
          <table:table-cell office:value-type="float" office:value="11.942" calcext:value-type="float">
            <text:p>11.942</text:p>
          </table:table-cell>
          <table:table-cell table:style-name="Default" office:value-type="float" office:value="11.512" calcext:value-type="float">
            <text:p>11.512</text:p>
          </table:table-cell>
          <table:table-cell/>
          <table:table-cell table:style-name="ce13" table:formula="of:=[.C33]/[.C34]" office:value-type="float" office:value="14.0411925680542" calcext:value-type="float">
            <text:p>14.0411925681</text:p>
          </table:table-cell>
          <table:table-cell table:style-name="ce13" table:formula="of:=[.D33]/[.D34]" office:value-type="float" office:value="8.2880589515994" calcext:value-type="float">
            <text:p>8.2880589516</text:p>
          </table:table-cell>
          <table:table-cell table:style-name="ce13" table:formula="of:=[.E33]/[.E34]" office:value-type="float" office:value="9.91122307157748" calcext:value-type="float">
            <text:p>9.9112230716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932" calcext:value-type="float">
            <text:p>6.932</text:p>
          </table:table-cell>
          <table:table-cell office:value-type="float" office:value="1277.816" calcext:value-type="float">
            <text:p>1277.816</text:p>
          </table:table-cell>
          <table:table-cell office:value-type="float" office:value="250.535" calcext:value-type="float">
            <text:p>250.535</text:p>
          </table:table-cell>
          <table:table-cell table:style-name="Default" office:value-type="float" office:value="250.996" calcext:value-type="float">
            <text:p>250.996</text:p>
          </table:table-cell>
          <table:table-cell/>
          <table:table-cell table:style-name="ce13" table:number-columns-repeated="3"/>
          <table:table-cell table:style-name="ce18" table:formula="of:=[.B33]/[.B35]" office:value-type="float" office:value="0.979659549913445" calcext:value-type="float">
            <text:p>0.9796595499</text:p>
          </table:table-cell>
          <table:table-cell table:style-name="ce18" table:formula="of:=[.C33]/[.C35]" office:value-type="float" office:value="0.0762926743756535" calcext:value-type="float">
            <text:p>0.0762926744</text:p>
          </table:table-cell>
          <table:table-cell table:style-name="ce18" table:formula="of:=[.D33]/[.D35]" office:value-type="float" office:value="0.395058574650248" calcext:value-type="float">
            <text:p>0.3950585747</text:p>
          </table:table-cell>
          <table:table-cell table:style-name="ce18" table:formula="of:=[.E33]/[.E35]" office:value-type="float" office:value="0.454580949497203" calcext:value-type="float">
            <text:p>0.4545809495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925" calcext:value-type="float">
            <text:p>6.925</text:p>
          </table:table-cell>
          <table:table-cell office:value-type="float" office:value="11.798" calcext:value-type="float">
            <text:p>11.798</text:p>
          </table:table-cell>
          <table:table-cell table:style-name="Default" office:value-type="float" office:value="12.457" calcext:value-type="float">
            <text:p>12.457</text:p>
          </table:table-cell>
          <table:table-cell/>
          <table:table-cell table:style-name="ce13" table:formula="of:=[.C35]/[.C36]" office:value-type="float" office:value="184.522166064982" calcext:value-type="float">
            <text:p>184.522166065</text:p>
          </table:table-cell>
          <table:table-cell table:style-name="ce13" table:formula="of:=[.D35]/[.D36]" office:value-type="float" office:value="21.2353788777759" calcext:value-type="float">
            <text:p>21.2353788778</text:p>
          </table:table-cell>
          <table:table-cell table:style-name="ce13" table:formula="of:=[.E35]/[.E36]" office:value-type="float" office:value="20.1489925343181" calcext:value-type="float">
            <text:p>20.1489925343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911" calcext:value-type="float">
            <text:p>6.911</text:p>
          </table:table-cell>
          <table:table-cell office:value-type="float" office:value="6.88" calcext:value-type="float">
            <text:p>6.88</text:p>
          </table:table-cell>
          <table:table-cell office:value-type="float" office:value="14.941" calcext:value-type="float">
            <text:p>14.941</text:p>
          </table:table-cell>
          <table:table-cell table:style-name="Default" office:value-type="float" office:value="12.484" calcext:value-type="float">
            <text:p>12.48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966" calcext:value-type="float">
            <text:p>6.966</text:p>
          </table:table-cell>
          <table:table-cell office:value-type="float" office:value="150.267" calcext:value-type="float">
            <text:p>150.267</text:p>
          </table:table-cell>
          <table:table-cell office:value-type="float" office:value="230.011" calcext:value-type="float">
            <text:p>230.011</text:p>
          </table:table-cell>
          <table:table-cell table:style-name="Default" office:value-type="float" office:value="227.778" calcext:value-type="float">
            <text:p>227.778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5.055" calcext:value-type="float">
            <text:p>45.055</text:p>
          </table:table-cell>
          <table:table-cell office:value-type="float" office:value="13.037" calcext:value-type="float">
            <text:p>13.037</text:p>
          </table:table-cell>
          <table:table-cell table:style-name="Default" office:value-type="float" office:value="12.924" calcext:value-type="float">
            <text:p>12.924</text:p>
          </table:table-cell>
          <table:table-cell/>
          <table:table-cell table:style-name="ce13" table:formula="of:=[.C40]/[.C41]" office:value-type="float" office:value="3.33519032293863" calcext:value-type="float">
            <text:p>3.3351903229</text:p>
          </table:table-cell>
          <table:table-cell table:style-name="ce13" table:formula="of:=[.D40]/[.D41]" office:value-type="float" office:value="17.6429393265322" calcext:value-type="float">
            <text:p>17.6429393265</text:p>
          </table:table-cell>
          <table:table-cell table:style-name="ce13" table:formula="of:=[.E40]/[.E41]" office:value-type="float" office:value="17.6244196843083" calcext:value-type="float">
            <text:p>17.6244196843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906" calcext:value-type="float">
            <text:p>6.906</text:p>
          </table:table-cell>
          <table:table-cell office:value-type="float" office:value="1382.513" calcext:value-type="float">
            <text:p>1382.513</text:p>
          </table:table-cell>
          <table:table-cell office:value-type="float" office:value="463.345" calcext:value-type="float">
            <text:p>463.345</text:p>
          </table:table-cell>
          <table:table-cell table:style-name="Default" office:value-type="float" office:value="484.219" calcext:value-type="float">
            <text:p>484.219</text:p>
          </table:table-cell>
          <table:table-cell/>
          <table:table-cell table:style-name="ce13" table:number-columns-repeated="3"/>
          <table:table-cell table:style-name="ce18" table:formula="of:=[.B40]/[.B42]" office:value-type="float" office:value="1.00868809730669" calcext:value-type="float">
            <text:p>1.0086880973</text:p>
          </table:table-cell>
          <table:table-cell table:style-name="ce18" table:formula="of:=[.C40]/[.C42]" office:value-type="float" office:value="0.108691202180377" calcext:value-type="float">
            <text:p>0.1086912022</text:p>
          </table:table-cell>
          <table:table-cell table:style-name="ce18" table:formula="of:=[.D40]/[.D42]" office:value-type="float" office:value="0.496414119068944" calcext:value-type="float">
            <text:p>0.4964141191</text:p>
          </table:table-cell>
          <table:table-cell table:style-name="ce18" table:formula="of:=[.E40]/[.E42]" office:value-type="float" office:value="0.470402854906561" calcext:value-type="float">
            <text:p>0.4704028549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4.821" calcext:value-type="float">
            <text:p>44.821</text:p>
          </table:table-cell>
          <table:table-cell office:value-type="float" office:value="7.968" calcext:value-type="float">
            <text:p>7.968</text:p>
          </table:table-cell>
          <table:table-cell table:style-name="Default" office:value-type="float" office:value="7.967" calcext:value-type="float">
            <text:p>7.967</text:p>
          </table:table-cell>
          <table:table-cell/>
          <table:table-cell table:style-name="ce13" table:formula="of:=[.C42]/[.C43]" office:value-type="float" office:value="30.8452064880302" calcext:value-type="float">
            <text:p>30.845206488</text:p>
          </table:table-cell>
          <table:table-cell table:style-name="ce13" table:formula="of:=[.D42]/[.D43]" office:value-type="float" office:value="58.1507279116466" calcext:value-type="float">
            <text:p>58.1507279116</text:p>
          </table:table-cell>
          <table:table-cell table:style-name="ce13" table:formula="of:=[.E42]/[.E43]" office:value-type="float" office:value="60.7780845989708" calcext:value-type="float">
            <text:p>60.778084599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1.049" calcext:value-type="float">
            <text:p>11.049</text:p>
          </table:table-cell>
          <table:table-cell office:value-type="float" office:value="10.881" calcext:value-type="float">
            <text:p>10.881</text:p>
          </table:table-cell>
          <table:table-cell office:value-type="float" office:value="106.818" calcext:value-type="float">
            <text:p>106.818</text:p>
          </table:table-cell>
          <table:table-cell table:style-name="Default" office:value-type="float" office:value="102.728" calcext:value-type="float">
            <text:p>102.728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858" calcext:value-type="float">
            <text:p>16.858</text:p>
          </table:table-cell>
          <table:table-cell office:value-type="float" office:value="301.946" calcext:value-type="float">
            <text:p>301.946</text:p>
          </table:table-cell>
          <table:table-cell office:value-type="float" office:value="231.044" calcext:value-type="float">
            <text:p>231.044</text:p>
          </table:table-cell>
          <table:table-cell table:style-name="Default" office:value-type="float" office:value="329.875" calcext:value-type="float">
            <text:p>329.875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4.117" calcext:value-type="float">
            <text:p>74.117</text:p>
          </table:table-cell>
          <table:table-cell office:value-type="float" office:value="106.528" calcext:value-type="float">
            <text:p>106.528</text:p>
          </table:table-cell>
          <table:table-cell table:style-name="Default" office:value-type="float" office:value="106.557" calcext:value-type="float">
            <text:p>106.557</text:p>
          </table:table-cell>
          <table:table-cell/>
          <table:table-cell table:style-name="ce13" table:formula="of:=[.C47]/[.C48]" office:value-type="float" office:value="4.07391016905703" calcext:value-type="float">
            <text:p>4.0739101691</text:p>
          </table:table-cell>
          <table:table-cell table:style-name="ce13" table:formula="of:=[.D47]/[.D48]" office:value-type="float" office:value="2.16885701411835" calcext:value-type="float">
            <text:p>2.1688570141</text:p>
          </table:table-cell>
          <table:table-cell table:style-name="ce13" table:formula="of:=[.E47]/[.E48]" office:value-type="float" office:value="3.09576095423107" calcext:value-type="float">
            <text:p>3.0957609542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39" calcext:value-type="float">
            <text:p>10.39</text:p>
          </table:table-cell>
          <table:table-cell office:value-type="float" office:value="6819.092" calcext:value-type="float">
            <text:p>6819.092</text:p>
          </table:table-cell>
          <table:table-cell office:value-type="float" office:value="453.206" calcext:value-type="float">
            <text:p>453.206</text:p>
          </table:table-cell>
          <table:table-cell table:style-name="Default" office:value-type="float" office:value="451.543" calcext:value-type="float">
            <text:p>451.543</text:p>
          </table:table-cell>
          <table:table-cell/>
          <table:table-cell table:style-name="ce13" table:number-columns-repeated="3"/>
          <table:table-cell table:style-name="ce18" table:formula="of:=[.B47]/[.B49]" office:value-type="float" office:value="1.62252165543792" calcext:value-type="float">
            <text:p>1.6225216554</text:p>
          </table:table-cell>
          <table:table-cell table:style-name="ce18" table:formula="of:=[.C47]/[.C49]" office:value-type="float" office:value="0.044279502314971" calcext:value-type="float">
            <text:p>0.0442795023</text:p>
          </table:table-cell>
          <table:table-cell table:style-name="ce18" table:formula="of:=[.D47]/[.D49]" office:value-type="float" office:value="0.509799075916912" calcext:value-type="float">
            <text:p>0.5097990759</text:p>
          </table:table-cell>
          <table:table-cell table:style-name="ce18" table:formula="of:=[.E47]/[.E49]" office:value-type="float" office:value="0.73055057879316" calcext:value-type="float">
            <text:p>0.7305505788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0.075" calcext:value-type="float">
            <text:p>70.075</text:p>
          </table:table-cell>
          <table:table-cell office:value-type="float" office:value="48.068" calcext:value-type="float">
            <text:p>48.068</text:p>
          </table:table-cell>
          <table:table-cell table:style-name="Default" office:value-type="float" office:value="49.139" calcext:value-type="float">
            <text:p>49.139</text:p>
          </table:table-cell>
          <table:table-cell/>
          <table:table-cell table:style-name="ce13" table:formula="of:=[.C49]/[.C50]" office:value-type="float" office:value="97.3113378523011" calcext:value-type="float">
            <text:p>97.3113378523</text:p>
          </table:table-cell>
          <table:table-cell table:style-name="ce13" table:formula="of:=[.D49]/[.D50]" office:value-type="float" office:value="9.42843471748357" calcext:value-type="float">
            <text:p>9.4284347175</text:p>
          </table:table-cell>
          <table:table-cell table:style-name="ce13" table:formula="of:=[.E49]/[.E50]" office:value-type="float" office:value="9.18909623720466" calcext:value-type="float">
            <text:p>9.1890962372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4.335" calcext:value-type="float">
            <text:p>4.335</text:p>
          </table:table-cell>
          <table:table-cell office:value-type="float" office:value="4.301" calcext:value-type="float">
            <text:p>4.301</text:p>
          </table:table-cell>
          <table:table-cell office:value-type="float" office:value="15.758" calcext:value-type="float">
            <text:p>15.758</text:p>
          </table:table-cell>
          <table:table-cell table:style-name="Default" office:value-type="float" office:value="12.479" calcext:value-type="float">
            <text:p>12.479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9.622" calcext:value-type="float">
            <text:p>9.622</text:p>
          </table:table-cell>
          <table:table-cell office:value-type="float" office:value="153.511" calcext:value-type="float">
            <text:p>153.511</text:p>
          </table:table-cell>
          <table:table-cell office:value-type="float" office:value="259.69" calcext:value-type="float">
            <text:p>259.69</text:p>
          </table:table-cell>
          <table:table-cell table:style-name="Default" office:value-type="float" office:value="337.645" calcext:value-type="float">
            <text:p>337.645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61.843" calcext:value-type="float">
            <text:p>161.843</text:p>
          </table:table-cell>
          <table:table-cell office:value-type="float" office:value="15.669" calcext:value-type="float">
            <text:p>15.669</text:p>
          </table:table-cell>
          <table:table-cell table:style-name="Default" office:value-type="float" office:value="14.184" calcext:value-type="float">
            <text:p>14.184</text:p>
          </table:table-cell>
          <table:table-cell/>
          <table:table-cell table:style-name="ce15" table:formula="of:=[.C54]/[.C55]" office:value-type="float" office:value="0.948518008193125" calcext:value-type="float">
            <text:p>0.9485180082</text:p>
          </table:table-cell>
          <table:table-cell table:style-name="ce15" table:formula="of:=[.D54]/[.D55]" office:value-type="float" office:value="16.5734890548216" calcext:value-type="float">
            <text:p>16.5734890548</text:p>
          </table:table-cell>
          <table:table-cell table:style-name="ce15" table:formula="of:=[.E54]/[.E55]" office:value-type="float" office:value="23.8046390298928" calcext:value-type="float">
            <text:p>23.8046390299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5.826" calcext:value-type="float">
            <text:p>5.826</text:p>
          </table:table-cell>
          <table:table-cell office:value-type="float" office:value="3057.69" calcext:value-type="float">
            <text:p>3057.69</text:p>
          </table:table-cell>
          <table:table-cell office:value-type="float" office:value="265.504" calcext:value-type="float">
            <text:p>265.504</text:p>
          </table:table-cell>
          <table:table-cell table:style-name="Default" office:value-type="float" office:value="329.968" calcext:value-type="float">
            <text:p>329.968</text:p>
          </table:table-cell>
          <table:table-cell/>
          <table:table-cell table:style-name="ce15" table:number-columns-repeated="3"/>
          <table:table-cell table:style-name="ce23" table:formula="of:=[.B54]/[.B56]" office:value-type="float" office:value="1.6515619636114" calcext:value-type="float">
            <text:p>1.6515619636</text:p>
          </table:table-cell>
          <table:table-cell table:style-name="ce23" table:formula="of:=[.C54]/[.C56]" office:value-type="float" office:value="0.0502048932363974" calcext:value-type="float">
            <text:p>0.0502048932</text:p>
          </table:table-cell>
          <table:table-cell table:style-name="ce23" table:formula="of:=[.D54]/[.D56]" office:value-type="float" office:value="0.978102024828251" calcext:value-type="float">
            <text:p>0.9781020248</text:p>
          </table:table-cell>
          <table:table-cell table:style-name="ce23" table:formula="of:=[.E54]/[.E56]" office:value-type="float" office:value="1.02326589245018" calcext:value-type="float">
            <text:p>1.02326589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20.082" calcext:value-type="float">
            <text:p>220.082</text:p>
          </table:table-cell>
          <table:table-cell office:value-type="float" office:value="9.463" calcext:value-type="float">
            <text:p>9.463</text:p>
          </table:table-cell>
          <table:table-cell table:style-name="Default" office:value-type="float" office:value="8.704" calcext:value-type="float">
            <text:p>8.704</text:p>
          </table:table-cell>
          <table:table-cell/>
          <table:table-cell table:style-name="ce15" table:formula="of:=[.C56]/[.C57]" office:value-type="float" office:value="13.8934124553575" calcext:value-type="float">
            <text:p>13.8934124554</text:p>
          </table:table-cell>
          <table:table-cell table:style-name="ce15" table:formula="of:=[.D56]/[.D57]" office:value-type="float" office:value="28.0570643559125" calcext:value-type="float">
            <text:p>28.0570643559</text:p>
          </table:table-cell>
          <table:table-cell table:style-name="ce15" table:formula="of:=[.E56]/[.E57]" office:value-type="float" office:value="37.9099264705882" calcext:value-type="float">
            <text:p>37.9099264706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Windows vs Linux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12" office:value-type="string" calcext:value-type="string">
            <text:p>Java</text:p>
          </table:table-cell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formula="of:=[.B4]/[.B33]" office:value-type="float" office:value="1.02267707259608" calcext:value-type="float">
            <text:p>1.0226770726</text:p>
          </table:table-cell>
          <table:table-cell table:formula="of:=[.C4]/[.C33]" office:value-type="float" office:value="0.933017397012966" calcext:value-type="float">
            <text:p>0.933017397</text:p>
          </table:table-cell>
          <table:table-cell table:formula="of:=[.D4]/[.D33]" office:value-type="float" office:value="0.690480520530229" calcext:value-type="float">
            <text:p>0.6904805205</text:p>
          </table:table-cell>
          <table:table-cell table:formula="of:=[.E4]/[.E33]" office:value-type="float" office:value="0.563059825763817" calcext:value-type="float">
            <text:p>0.563059825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[.B11]/[.B40]" office:value-type="float" office:value="1.01679586563307" calcext:value-type="float">
            <text:p>1.0167958656</text:p>
          </table:table-cell>
          <table:table-cell table:formula="of:=[.C11]/[.C40]" office:value-type="float" office:value="0.915849787378467" calcext:value-type="float">
            <text:p>0.9158497874</text:p>
          </table:table-cell>
          <table:table-cell table:formula="of:=[.D11]/[.D40]" office:value-type="float" office:value="0.433335796983623" calcext:value-type="float">
            <text:p>0.433335797</text:p>
          </table:table-cell>
          <table:table-cell table:formula="of:=[.E11]/[.E40]" office:value-type="float" office:value="0.790800691901764" calcext:value-type="float">
            <text:p>0.790800691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[.B18]/[.B47]" office:value-type="float" office:value="1.00177957053031" calcext:value-type="float">
            <text:p>1.0017795705</text:p>
          </table:table-cell>
          <table:table-cell table:formula="of:=[.C18]/[.C47]" office:value-type="float" office:value="0.946861359315904" calcext:value-type="float">
            <text:p>0.9468613593</text:p>
          </table:table-cell>
          <table:table-cell table:formula="of:=[.D18]/[.D47]" office:value-type="float" office:value="0.357390800020775" calcext:value-type="float">
            <text:p>0.3573908</text:p>
          </table:table-cell>
          <table:table-cell table:formula="of:=[.E18]/[.E47]" office:value-type="float" office:value="0.621917392951876" calcext:value-type="float">
            <text:p>0.62191739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[.B25]/[.B54]" office:value-type="float" office:value="0.980565371024735" calcext:value-type="float">
            <text:p>0.980565371</text:p>
          </table:table-cell>
          <table:table-cell table:formula="of:=[.C25]/[.C54]" office:value-type="float" office:value="0.901323032225704" calcext:value-type="float">
            <text:p>0.9013230322</text:p>
          </table:table-cell>
          <table:table-cell table:formula="of:=[.D25]/[.D54]" office:value-type="float" office:value="0.661866071084755" calcext:value-type="float">
            <text:p>0.6618660711</text:p>
          </table:table-cell>
          <table:table-cell table:formula="of:=[.E25]/[.E54]" office:value-type="float" office:value="0.91560366657288" calcext:value-type="float">
            <text:p>0.9156036666</text:p>
          </table:table-cell>
          <table:table-cell table:number-columns-repeated="101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7">
          <table:table-cell table:number-columns-repeated="1018"/>
          <table:table-cell table:style-name="Default" table:number-columns-repeated="2"/>
          <table:table-cell table:number-columns-repeated="4"/>
        </table:table-row>
        <table:table-row table:style-name="ro2" table:number-rows-repeated="1048440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30:'with-compiler-optimizations'.I50 'with-compiler-optimizations'.G5:'with-compiler-optimizations'.I2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30:'with-compiler-optimizations'.M49 'with-compiler-optimizations'.J6:'with-compiler-optimizations'.M2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23:'with-compiler-optimizations'.I2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23:'with-compiler-optimizations'.M2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52:'with-compiler-optimizations'.I57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52:'with-compiler-optimizations'.M57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0000-00-00T00:00:01.293056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5-31T03:53:28.471949188</dc:date>
    <meta:editing-cycles>32</meta:editing-cycles>
    <meta:editing-duration>P1DT10H8M51S</meta:editing-duration>
    <meta:generator>LibreOffice/4.1.3.2$Linux_X86_64 LibreOffice_project/410m0$Build-2</meta:generator>
    <meta:printed-by>Aggelos Biboudis</meta:printed-by>
    <meta:document-statistic meta:table-count="1" meta:cell-count="33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002cm" svg:y="0.002cm" chart:style-name="ch2">
          <text:p>Sum</text:p>
        </chart:title>
        <chart:legend chart:legend-position="end" svg:x="14.372cm" svg:y="3.454cm" style:legend-expansion="high" chart:style-name="ch3"/>
        <chart:plot-area chart:style-name="ch4" table:cell-range-address="'with-compiler-optimizations'.A2:'with-compiler-optimizations'.E7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17">
                <text:p>6.917</text:p>
                <draw:g>
                  <svg:desc>'with-compiler-optimizations'.B3:'with-compiler-optimizations'.B7</svg:desc>
                </draw:g>
              </table:table-cell>
              <table:table-cell office:value-type="float" office:value="6.889">
                <text:p>6.889</text:p>
                <draw:g>
                  <svg:desc>'with-compiler-optimizations'.C3:'with-compiler-optimizations'.C7</svg:desc>
                </draw:g>
              </table:table-cell>
              <table:table-cell office:value-type="float" office:value="7.303">
                <text:p>7.303</text:p>
                <draw:g>
                  <svg:desc>'with-compiler-optimizations'.D3:'with-compiler-optimizations'.D7</svg:desc>
                </draw:g>
              </table:table-cell>
              <table:table-cell office:value-type="float" office:value="7.254">
                <text:p>7.254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45">
                <text:p>6.945</text:p>
              </table:table-cell>
              <table:table-cell office:value-type="float" office:value="90.958">
                <text:p>90.958</text:p>
              </table:table-cell>
              <table:table-cell office:value-type="float" office:value="68.341">
                <text:p>68.341</text:p>
              </table:table-cell>
              <table:table-cell office:value-type="float" office:value="64.244">
                <text:p>64.24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26">
                <text:p>6.926</text:p>
              </table:table-cell>
              <table:table-cell office:value-type="float" office:value="10.257">
                <text:p>10.257</text:p>
              </table:table-cell>
              <table:table-cell office:value-type="float" office:value="9.042">
                <text:p>9.04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25">
                <text:p>6.725</text:p>
              </table:table-cell>
              <table:table-cell office:value-type="float" office:value="1579.64">
                <text:p>1579.64</text:p>
              </table:table-cell>
              <table:table-cell office:value-type="float" office:value="23.148">
                <text:p>23.148</text:p>
              </table:table-cell>
              <table:table-cell office:value-type="float" office:value="24.471">
                <text:p>24.47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29">
                <text:p>6.729</text:p>
              </table:table-cell>
              <table:table-cell office:value-type="float" office:value="6.816">
                <text:p>6.816</text:p>
              </table:table-cell>
              <table:table-cell office:value-type="float" office:value="6.796">
                <text:p>6.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cm" svg:y="0.002cm" chart:style-name="ch2">
          <text:p>Sum of Squares</text:p>
        </chart:title>
        <chart:legend chart:legend-position="end" svg:x="14.372cm" svg:y="3.454cm" style:legend-expansion="high" chart:style-name="ch3"/>
        <chart:plot-area chart:style-name="ch4" table:cell-range-address="'with-compiler-optimizations'.A9:'with-compiler-optimizations'.E14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029">
                <text:p>7.029</text:p>
                <draw:g>
                  <svg:desc>'with-compiler-optimizations'.B10:'with-compiler-optimizations'.B14</svg:desc>
                </draw:g>
              </table:table-cell>
              <table:table-cell office:value-type="float" office:value="6.996">
                <text:p>6.996</text:p>
                <draw:g>
                  <svg:desc>'with-compiler-optimizations'.C10:'with-compiler-optimizations'.C14</svg:desc>
                </draw:g>
              </table:table-cell>
              <table:table-cell office:value-type="float" office:value="7.478">
                <text:p>7.478</text:p>
                <draw:g>
                  <svg:desc>'with-compiler-optimizations'.D10:'with-compiler-optimizations'.D14</svg:desc>
                </draw:g>
              </table:table-cell>
              <table:table-cell office:value-type="float" office:value="7.373">
                <text:p>7.373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83">
                <text:p>7.083</text:p>
              </table:table-cell>
              <table:table-cell office:value-type="float" office:value="137.622">
                <text:p>137.622</text:p>
              </table:table-cell>
              <table:table-cell office:value-type="float" office:value="99.672">
                <text:p>99.672</text:p>
              </table:table-cell>
              <table:table-cell office:value-type="float" office:value="180.127">
                <text:p>180.127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792">
                <text:p>35.792</text:p>
              </table:table-cell>
              <table:table-cell office:value-type="float" office:value="11.934">
                <text:p>11.934</text:p>
              </table:table-cell>
              <table:table-cell office:value-type="float" office:value="12.292">
                <text:p>12.29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76">
                <text:p>6.776</text:p>
              </table:table-cell>
              <table:table-cell office:value-type="float" office:value="1721.23">
                <text:p>1721.23</text:p>
              </table:table-cell>
              <table:table-cell office:value-type="float" office:value="58.976">
                <text:p>58.976</text:p>
              </table:table-cell>
              <table:table-cell office:value-type="float" office:value="58.052">
                <text:p>58.05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38">
                <text:p>35.638</text:p>
              </table:table-cell>
              <table:table-cell office:value-type="float" office:value="6.843">
                <text:p>6.843</text:p>
              </table:table-cell>
              <table:table-cell office:value-type="float" office:value="6.914">
                <text:p>6.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cm" svg:y="0.002cm" chart:style-name="ch2">
          <text:p>Sum of Squares Even</text:p>
        </chart:title>
        <chart:legend chart:legend-position="end" svg:x="14.372cm" svg:y="3.454cm" style:legend-expansion="high" chart:style-name="ch3"/>
        <chart:plot-area chart:style-name="ch4" table:cell-range-address="'with-compiler-optimizations'.A16:'with-compiler-optimizations'.E21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549">
                <text:p>10.549</text:p>
                <draw:g>
                  <svg:desc>'with-compiler-optimizations'.B17:'with-compiler-optimizations'.B21</svg:desc>
                </draw:g>
              </table:table-cell>
              <table:table-cell office:value-type="float" office:value="10.467">
                <text:p>10.467</text:p>
                <draw:g>
                  <svg:desc>'with-compiler-optimizations'.C17:'with-compiler-optimizations'.C21</svg:desc>
                </draw:g>
              </table:table-cell>
              <table:table-cell office:value-type="float" office:value="11.736">
                <text:p>11.736</text:p>
                <draw:g>
                  <svg:desc>'with-compiler-optimizations'.D17:'with-compiler-optimizations'.D21</svg:desc>
                </draw:g>
              </table:table-cell>
              <table:table-cell office:value-type="float" office:value="11.16">
                <text:p>11.16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888">
                <text:p>16.888</text:p>
              </table:table-cell>
              <table:table-cell office:value-type="float" office:value="285.901">
                <text:p>285.901</text:p>
              </table:table-cell>
              <table:table-cell office:value-type="float" office:value="82.573">
                <text:p>82.573</text:p>
              </table:table-cell>
              <table:table-cell office:value-type="float" office:value="205.155">
                <text:p>205.15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5.131">
                <text:p>65.131</text:p>
              </table:table-cell>
              <table:table-cell office:value-type="float" office:value="52.992">
                <text:p>52.992</text:p>
              </table:table-cell>
              <table:table-cell office:value-type="float" office:value="53.628">
                <text:p>53.62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386">
                <text:p>10.386</text:p>
              </table:table-cell>
              <table:table-cell office:value-type="float" office:value="8608.815">
                <text:p>8608.815</text:p>
              </table:table-cell>
              <table:table-cell office:value-type="float" office:value="54.501">
                <text:p>54.501</text:p>
              </table:table-cell>
              <table:table-cell office:value-type="float" office:value="47.765">
                <text:p>47.76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831">
                <text:p>62.831</text:p>
              </table:table-cell>
              <table:table-cell office:value-type="float" office:value="8.981">
                <text:p>8.981</text:p>
              </table:table-cell>
              <table:table-cell office:value-type="float" office:value="8.631">
                <text:p>8.6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002cm" svg:y="0.002cm" chart:style-name="ch2">
          <text:p>Cartesian Product</text:p>
        </chart:title>
        <chart:legend chart:legend-position="end" svg:x="14.372cm" svg:y="3.454cm" style:legend-expansion="high" chart:style-name="ch3"/>
        <chart:plot-area chart:style-name="ch4" table:cell-range-address="'with-compiler-optimizations'.A23:'with-compiler-optimizations'.E28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4.378">
                <text:p>4.378</text:p>
                <draw:g>
                  <svg:desc>'with-compiler-optimizations'.B24:'with-compiler-optimizations'.B28</svg:desc>
                </draw:g>
              </table:table-cell>
              <table:table-cell office:value-type="float" office:value="4.32">
                <text:p>4.32</text:p>
                <draw:g>
                  <svg:desc>'with-compiler-optimizations'.C24:'with-compiler-optimizations'.C28</svg:desc>
                </draw:g>
              </table:table-cell>
              <table:table-cell office:value-type="float" office:value="7.976">
                <text:p>7.976</text:p>
                <draw:g>
                  <svg:desc>'with-compiler-optimizations'.D24:'with-compiler-optimizations'.D28</svg:desc>
                </draw:g>
              </table:table-cell>
              <table:table-cell office:value-type="float" office:value="7.136">
                <text:p>7.136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9.435">
                <text:p>9.435</text:p>
              </table:table-cell>
              <table:table-cell office:value-type="float" office:value="138.363">
                <text:p>138.363</text:p>
              </table:table-cell>
              <table:table-cell office:value-type="float" office:value="171.88">
                <text:p>171.88</text:p>
              </table:table-cell>
              <table:table-cell office:value-type="float" office:value="309.149">
                <text:p>309.14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50.947">
                <text:p>150.947</text:p>
              </table:table-cell>
              <table:table-cell office:value-type="float" office:value="12.453">
                <text:p>12.453</text:p>
              </table:table-cell>
              <table:table-cell office:value-type="float" office:value="12.655">
                <text:p>12.655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.522">
                <text:p>5.522</text:p>
              </table:table-cell>
              <table:table-cell office:value-type="float" office:value="3997.213">
                <text:p>3997.213</text:p>
              </table:table-cell>
              <table:table-cell office:value-type="float" office:value="71.861">
                <text:p>71.861</text:p>
              </table:table-cell>
              <table:table-cell office:value-type="float" office:value="76.238">
                <text:p>76.23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01.366">
                <text:p>201.366</text:p>
              </table:table-cell>
              <table:table-cell office:value-type="float" office:value="6.389">
                <text:p>6.389</text:p>
              </table:table-cell>
              <table:table-cell office:value-type="float" office:value="6.366">
                <text:p>6.3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8cm" xlink:href=".." xlink:type="simple" chart:class="chart:bar" chart:style-name="ch1">
        <chart:title svg:x="0.001cm" svg:y="0.002cm" chart:style-name="ch2">
          <text:p>Sum</text:p>
        </chart:title>
        <chart:legend chart:legend-position="end" svg:x="14.354cm" svg:y="3.443cm" style:legend-expansion="high" chart:style-name="ch3"/>
        <chart:plot-area chart:style-name="ch4" table:cell-range-address="'with-compiler-optimizations'.A31:'with-compiler-optimizations'.E36" chart:data-source-has-labels="both" svg:x="1.33cm" svg:y="1.657cm" svg:width="12.386cm" svg:height="6.722cm">
          <chartooo:coordinate-region svg:x="2.137cm" svg:y="1.856cm" svg:width="11.496cm" svg:height="5.876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title svg:x="0.451cm" svg:y="5.895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10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1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2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6.75">
                <text:p>6.75</text:p>
                <draw:g>
                  <svg:desc>'with-compiler-optimizations'.B32:'with-compiler-optimizations'.B36</svg:desc>
                </draw:g>
              </table:table-cell>
              <table:table-cell office:value-type="float" office:value="6.891">
                <text:p>6.891</text:p>
                <draw:g>
                  <svg:desc>'with-compiler-optimizations'.C32:'with-compiler-optimizations'.C36</svg:desc>
                </draw:g>
              </table:table-cell>
              <table:table-cell office:value-type="float" office:value="9.691">
                <text:p>9.691</text:p>
                <draw:g>
                  <svg:desc>'with-compiler-optimizations'.D32:'with-compiler-optimizations'.D36</svg:desc>
                </draw:g>
              </table:table-cell>
              <table:table-cell office:value-type="float" office:value="8.992">
                <text:p>8.992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791">
                <text:p>6.791</text:p>
              </table:table-cell>
              <table:table-cell office:value-type="float" office:value="97.488">
                <text:p>97.488</text:p>
              </table:table-cell>
              <table:table-cell office:value-type="float" office:value="98.976">
                <text:p>98.976</text:p>
              </table:table-cell>
              <table:table-cell office:value-type="float" office:value="114.098">
                <text:p>114.09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3">
                <text:p>6.943</text:p>
              </table:table-cell>
              <table:table-cell office:value-type="float" office:value="11.942">
                <text:p>11.942</text:p>
              </table:table-cell>
              <table:table-cell office:value-type="float" office:value="11.512">
                <text:p>11.51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932">
                <text:p>6.932</text:p>
              </table:table-cell>
              <table:table-cell office:value-type="float" office:value="1277.816">
                <text:p>1277.816</text:p>
              </table:table-cell>
              <table:table-cell office:value-type="float" office:value="250.535">
                <text:p>250.535</text:p>
              </table:table-cell>
              <table:table-cell office:value-type="float" office:value="250.996">
                <text:p>250.99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25">
                <text:p>6.925</text:p>
              </table:table-cell>
              <table:table-cell office:value-type="float" office:value="11.798">
                <text:p>11.798</text:p>
              </table:table-cell>
              <table:table-cell office:value-type="float" office:value="12.457">
                <text:p>12.4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title svg:x="0cm" svg:y="0.002cm" chart:style-name="ch2">
          <text:p>Sum of Squares</text:p>
        </chart:title>
        <chart:legend chart:legend-position="end" svg:x="14.354cm" svg:y="3.456cm" style:legend-expansion="high" chart:style-name="ch3"/>
        <chart:plot-area chart:style-name="ch4" table:cell-range-address="'with-compiler-optimizations'.A38:'with-compiler-optimizations'.E43" chart:data-source-has-labels="both" svg:x="1.33cm" svg:y="1.661cm" svg:width="12.386cm" svg:height="6.744cm">
          <chartooo:coordinate-region svg:x="2.137cm" svg:y="1.86cm" svg:width="11.496cm" svg:height="5.898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91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C#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F#</text:p>
                <draw:g>
                  <svg:desc>'with-compiler-optimizations'.E38:'with-compiler-optimizations'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6.911">
                <text:p>6.911</text:p>
                <draw:g>
                  <svg:desc>'with-compiler-optimizations'.B39:'with-compiler-optimizations'.B43</svg:desc>
                </draw:g>
              </table:table-cell>
              <table:table-cell office:value-type="float" office:value="6.88">
                <text:p>6.88</text:p>
                <draw:g>
                  <svg:desc>'with-compiler-optimizations'.C39:'with-compiler-optimizations'.C43</svg:desc>
                </draw:g>
              </table:table-cell>
              <table:table-cell office:value-type="float" office:value="14.941">
                <text:p>14.941</text:p>
                <draw:g>
                  <svg:desc>'with-compiler-optimizations'.D39:'with-compiler-optimizations'.D43</svg:desc>
                </draw:g>
              </table:table-cell>
              <table:table-cell office:value-type="float" office:value="12.484">
                <text:p>12.484</text:p>
                <draw:g>
                  <svg:desc>'with-compiler-optimizations'.E39:'with-compiler-optimizations'.E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66">
                <text:p>6.966</text:p>
              </table:table-cell>
              <table:table-cell office:value-type="float" office:value="150.267">
                <text:p>150.267</text:p>
              </table:table-cell>
              <table:table-cell office:value-type="float" office:value="230.011">
                <text:p>230.011</text:p>
              </table:table-cell>
              <table:table-cell office:value-type="float" office:value="227.778">
                <text:p>227.77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055">
                <text:p>45.055</text:p>
              </table:table-cell>
              <table:table-cell office:value-type="float" office:value="13.037">
                <text:p>13.037</text:p>
              </table:table-cell>
              <table:table-cell office:value-type="float" office:value="12.924">
                <text:p>12.92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906">
                <text:p>6.906</text:p>
              </table:table-cell>
              <table:table-cell office:value-type="float" office:value="1382.513">
                <text:p>1382.513</text:p>
              </table:table-cell>
              <table:table-cell office:value-type="float" office:value="463.345">
                <text:p>463.345</text:p>
              </table:table-cell>
              <table:table-cell office:value-type="float" office:value="484.219">
                <text:p>484.21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4.821">
                <text:p>44.821</text:p>
              </table:table-cell>
              <table:table-cell office:value-type="float" office:value="7.968">
                <text:p>7.968</text:p>
              </table:table-cell>
              <table:table-cell office:value-type="float" office:value="7.967">
                <text:p>7.9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7cm" xlink:href=".." xlink:type="simple" chart:class="chart:bar" chart:style-name="ch1">
        <chart:title svg:x="0cm" svg:y="0.002cm" chart:style-name="ch2">
          <text:p>Sum of Squares Even</text:p>
        </chart:title>
        <chart:legend chart:legend-position="end" svg:x="14.354cm" svg:y="3.442cm" style:legend-expansion="high" chart:style-name="ch3"/>
        <chart:plot-area chart:style-name="ch4" table:cell-range-address="'with-compiler-optimizations'.A45:'with-compiler-optimizations'.E50" chart:data-source-has-labels="both" svg:x="1.33cm" svg:y="1.657cm" svg:width="12.386cm" svg:height="6.721cm">
          <chartooo:coordinate-region svg:x="2.137cm" svg:y="1.856cm" svg:width="11.496cm" svg:height="5.875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894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C#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F#</text:p>
                <draw:g>
                  <svg:desc>'with-compiler-optimizations'.E45:'with-compiler-optimizations'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11.049">
                <text:p>11.049</text:p>
                <draw:g>
                  <svg:desc>'with-compiler-optimizations'.B46:'with-compiler-optimizations'.B50</svg:desc>
                </draw:g>
              </table:table-cell>
              <table:table-cell office:value-type="float" office:value="10.881">
                <text:p>10.881</text:p>
                <draw:g>
                  <svg:desc>'with-compiler-optimizations'.C46:'with-compiler-optimizations'.C50</svg:desc>
                </draw:g>
              </table:table-cell>
              <table:table-cell office:value-type="float" office:value="106.818">
                <text:p>106.818</text:p>
                <draw:g>
                  <svg:desc>'with-compiler-optimizations'.D46:'with-compiler-optimizations'.D50</svg:desc>
                </draw:g>
              </table:table-cell>
              <table:table-cell office:value-type="float" office:value="102.728">
                <text:p>102.728</text:p>
                <draw:g>
                  <svg:desc>'with-compiler-optimizations'.E46:'with-compiler-optimizations'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858">
                <text:p>16.858</text:p>
              </table:table-cell>
              <table:table-cell office:value-type="float" office:value="301.946">
                <text:p>301.946</text:p>
              </table:table-cell>
              <table:table-cell office:value-type="float" office:value="231.044">
                <text:p>231.044</text:p>
              </table:table-cell>
              <table:table-cell office:value-type="float" office:value="329.875">
                <text:p>329.87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4.117">
                <text:p>74.117</text:p>
              </table:table-cell>
              <table:table-cell office:value-type="float" office:value="106.528">
                <text:p>106.528</text:p>
              </table:table-cell>
              <table:table-cell office:value-type="float" office:value="106.557">
                <text:p>106.55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39">
                <text:p>10.39</text:p>
              </table:table-cell>
              <table:table-cell office:value-type="float" office:value="6819.092">
                <text:p>6819.092</text:p>
              </table:table-cell>
              <table:table-cell office:value-type="float" office:value="453.206">
                <text:p>453.206</text:p>
              </table:table-cell>
              <table:table-cell office:value-type="float" office:value="451.543">
                <text:p>451.54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0.075">
                <text:p>70.075</text:p>
              </table:table-cell>
              <table:table-cell office:value-type="float" office:value="48.068">
                <text:p>48.068</text:p>
              </table:table-cell>
              <table:table-cell office:value-type="float" office:value="49.139">
                <text:p>49.1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8cm" xlink:href=".." xlink:type="simple" chart:class="chart:bar" chart:style-name="ch1">
        <chart:title svg:x="0.001cm" svg:y="0.002cm" chart:style-name="ch2">
          <text:p>Cartesian Product</text:p>
        </chart:title>
        <chart:legend chart:legend-position="end" svg:x="14.354cm" svg:y="3.443cm" style:legend-expansion="high" chart:style-name="ch3"/>
        <chart:plot-area chart:style-name="ch4" table:cell-range-address="'with-compiler-optimizations'.A52:'with-compiler-optimizations'.E57" chart:data-source-has-labels="both" svg:x="1.33cm" svg:y="1.657cm" svg:width="12.386cm" svg:height="6.722cm">
          <chartooo:coordinate-region svg:x="2.137cm" svg:y="1.856cm" svg:width="11.496cm" svg:height="5.87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895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C#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F#</text:p>
                <draw:g>
                  <svg:desc>'with-compiler-optimizations'.E52:'with-compiler-optimizations'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4.335">
                <text:p>4.335</text:p>
                <draw:g>
                  <svg:desc>'with-compiler-optimizations'.B53:'with-compiler-optimizations'.B57</svg:desc>
                </draw:g>
              </table:table-cell>
              <table:table-cell office:value-type="float" office:value="4.301">
                <text:p>4.301</text:p>
                <draw:g>
                  <svg:desc>'with-compiler-optimizations'.C53:'with-compiler-optimizations'.C57</svg:desc>
                </draw:g>
              </table:table-cell>
              <table:table-cell office:value-type="float" office:value="15.758">
                <text:p>15.758</text:p>
                <draw:g>
                  <svg:desc>'with-compiler-optimizations'.D53:'with-compiler-optimizations'.D57</svg:desc>
                </draw:g>
              </table:table-cell>
              <table:table-cell office:value-type="float" office:value="12.479">
                <text:p>12.479</text:p>
                <draw:g>
                  <svg:desc>'with-compiler-optimizations'.E53:'with-compiler-optimizations'.E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9.622">
                <text:p>9.622</text:p>
              </table:table-cell>
              <table:table-cell office:value-type="float" office:value="153.511">
                <text:p>153.511</text:p>
              </table:table-cell>
              <table:table-cell office:value-type="float" office:value="259.69">
                <text:p>259.69</text:p>
              </table:table-cell>
              <table:table-cell office:value-type="float" office:value="337.645">
                <text:p>337.64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61.843">
                <text:p>161.843</text:p>
              </table:table-cell>
              <table:table-cell office:value-type="float" office:value="15.669">
                <text:p>15.669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.826">
                <text:p>5.826</text:p>
              </table:table-cell>
              <table:table-cell office:value-type="float" office:value="3057.69">
                <text:p>3057.69</text:p>
              </table:table-cell>
              <table:table-cell office:value-type="float" office:value="265.504">
                <text:p>265.504</text:p>
              </table:table-cell>
              <table:table-cell office:value-type="float" office:value="329.968">
                <text:p>329.96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20.082">
                <text:p>220.082</text:p>
              </table:table-cell>
              <table:table-cell office:value-type="float" office:value="9.463">
                <text:p>9.463</text:p>
              </table:table-cell>
              <table:table-cell office:value-type="float" office:value="8.704">
                <text:p>8.7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